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22-03-14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21-03-1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1116" calcext:value-type="float">
            <text:p>40.1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4604" calcext:value-type="float">
            <text:p>39.8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1268" calcext:value-type="float">
            <text:p>39.1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6116" calcext:value-type="float">
            <text:p>38.2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7668" calcext:value-type="float">
            <text:p>40.7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1188" calcext:value-type="float">
            <text:p>42.27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076" calcext:value-type="float">
            <text:p>42.9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948117573901</text:p>
          </table:table-cell>
          <table:table-cell office:value-type="string" calcext:value-type="string">
            <text:p>197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